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77000000D2F0E60B54D4D2AECA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48cm, 34.47cm, 5.3cm, 0.805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48cm, 18.95cm, 5.3cm, 16.326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48cm, 1.815cm, 5.3cm, 31.84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25cm" svg:height="21.856cm" svg:x="0.75cm" svg:y="6.144cm">
          <draw:image xlink:href="Pictures/100000000000177000000D2F0E60B54D4D2AECAE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2" draw:text-style-name="P1" draw:layer="layout" svg:width="19.248cm" svg:height="21.856cm" svg:x="1cm" svg:y="5.644cm">
          <draw:image xlink:href="Pictures/100000000000177000000D2F0E60B54D4D2AECAE.jpg" xlink:type="simple" xlink:show="embed" xlink:actuate="onLoad" draw:mime-type="image/jpeg">
            <text:p/>
          </draw:image>
        </draw:frame>
      </draw:page>
      <draw:page draw:name="page3" draw:style-name="dp1" draw:master-page-name="Default">
        <draw:frame draw:style-name="gr3" draw:text-style-name="P1" draw:layer="layout" svg:width="20.5cm" svg:height="21.856cm" svg:x="0.25cm" svg:y="5.394cm">
          <draw:image xlink:href="Pictures/100000000000177000000D2F0E60B54D4D2AECA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27T21:52:05.099000000</dc:date>
    <meta:editing-duration>PT9M27S</meta:editing-duration>
    <meta:editing-cycles>2</meta:editing-cycles>
    <meta:generator>LibreOffice/7.4.4.2$Windows_X86_64 LibreOffice_project/85569322deea74ec9134968a29af2df5663baa21</meta:generator>
    <meta:document-statistic meta:object-count="3"/>
  </office:meta>
</office:document-meta>
</file>